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es CSS spaghettis, c’est fini</text:h>
      <text:p text:style-name="Standard">CSS est formidable… Sérieusement ! Vous connaissez beaucoup d’outils de conception de couche graphique (car c’en est un) capables de modifier aussi radicalement l’interface que vous présentez à vos utilisateurs ? - Presque - tout est modifiable à souhait. Oui, mais… CSS reste un langage déclaratif, verbeux, et qui nécessite parfois de se contorsionner pour aboutir à ses fins. Seulement voilà, un site ou – à plus forte raison – une application web, ce ne sont pas quelques lignes de CSS. Ce sont plusieurs centaines, voire plusieurs milliers de lignes de CSS. Et rapidement, sans même vous en apercevoir, vous vous retrouvez plongés jusqu’aux yeux dans un magma de règles impossibles à maintenir correctement.</text:p>
      <text:p text:style-name="Text_20_body">Comme beaucoup d’entre-vous (ne vous cachez pas), j’ai été confronté à ces feuilles de styles immenses, désorganisées (ou presque), où il devenait impossible de retrouver quoi que ce soit. À ma grande honte, j’en ai même produit… Et tout comme vous, je me suis rapidement dit qu’il allait s’avérer nécessaire de trouver des solutions, et que je ne voulais plus jamais travailler comme ça.</text:p>
      <text:p text:style-name="Text_20_body">Ce qui va suivre n’est ni l’ultime méthode magique pour organiser vos CSS ; ni même une bonne pratique. C’est uniquement la somme de mes dernières années de travail, de mes expérimentations, tentatives, erreurs… Cette méthode est largement inspirée de la <text:a xlink:type="simple" xlink:href="http://romy.tetue.net/methode-daisy"><text:span text:style-name="Definition">méthode Daisy</text:span></text:a> mise au point par Romy Duhem-Verdière ; du travail de Chris Eppstein, auteur de la library <text:a xlink:type="simple" xlink:href="http://compass-style.org/"><text:span text:style-name="Definition">Compass</text:span></text:a> et développeur sur le projet <text:a xlink:type="simple" xlink:href="http://sass-lang.com/"><text:span text:style-name="Definition">SASS</text:span></text:a> ; des recommandations éditées par Jonathan Snook dans son ouvrage <text:a xlink:type="simple" xlink:href="http://smacss.com/"><text:span text:style-name="Definition">SMACSS</text:span></text:a> ; et de beaucoup de bon sens, finalement…</text:p>
      <text:h text:style-name="Heading_20_2" text:outline-level="2">CSS, oui, et ensuite…?</text:h>
      <text:p text:style-name="Standard">CSS a largement progressé depuis son premier brouillon en 1996. On en redécouvre même le plein potentiel aujourd’hui, sortis de l’obscurantisme des années noires IE6 (et très prochainement d’IE7) et de son support plus que médiocre de nombreux sélecteurs et propriétés.</text:p>
      <text:p text:style-name="Text_20_body">L’avènement de CSS3 nous prouve que le langage sait plus que jamais s’adapter, évoluer, muter pour répondre aux besoins diversifiés des développeurs <text:span text:style-name="T4">front-end</text:span>. Il nous offre aujourd’hui toujours plus de sélecteurs (béni sois-tu <text:span text:style-name="Teletype">:nth-child()</text:span>), toujours plus de propriétés à personnaliser à volonté (comme <text:span text:style-name="Teletype">CSS-Gradient</text:span> : plus de png sur-dimensionnés, et des boutons toujours beaux “même en grande taille”). Et le futur est encore devant nous : CSS nous permet par exemple, dans certaines conditions, de nous affranchir du passage “Photoshop”, avec les méthodes de design dans le navigateur pour le prototypage ; les filtres CSS nous promettent encore de belles choses à venir très rapidement, avec les modes de fusion notamment.</text:p>
      <text:p text:style-name="Text_20_body">Seulement, même si CSS avance vite, et dans de nombreuses directions (propriétés, filtres, FX…), il reste un langage purement déclaratif, difficilement factorisable sans devoir entremêler la structure de données à la couche présentation, et n’encourage pas la construction de librairies partageables entre différents projets.</text:p>
      <text:p text:style-name="Text_20_body">Fondamentalement, il manque 3 choses à CSS pour devenir un vrai langage “dynamique” :</text:p>
      <text:list xml:id="list1143703877985957523" text:style-name="L1">
        <text:list-item>
          <text:p text:style-name="P5">le support des variables : qui n’a jamais conclu à l’issue d’un développement CSS que la structure en cascade est formidable, mais la factorisation difficile ? On ne peut pas toujours facilement regrouper ensemble tous les sélecteurs d’éléments ayant la même couleur de bordure, par exemple. On se retrouve alors à réaliser des séries de copier-coller pour aller <text:soft-page-break/>chercher la bonne couleur <text:span text:style-name="Teletype">#fc5da4</text:span> absolument impossible à mémoriser… Et quand il s’agit de finalement modifier cette valeur, on s’engage dans de formidables parties de <text:span text:style-name="T4">rechercher-remplacer</text:span>™ (samedis soir endiablés garantis). Si nous avions la possibilité de stocker cette valeur à un unique endroit, dans une unique variable, les choses se verraient grandement simplifiées ;</text:p>
        </text:list-item>
        <text:list-item>
          <text:p text:style-name="P5">le support des <text:span text:style-name="T4">mixins</text:span> / fonctions : plus complexes, l’utilisation des <text:span text:style-name="T4">mixins</text:span> peut se révéler d’un grand secours. Admettons que nous ayons différents éléments partageant un même style de bordure (type, couleur, etc.) modulo leur largeur et le rayon d’arrondi des angles. Les variables ne nous seront pas suffisantes ici : leur usage est limité au stockage de valeurs. En revanche, la <text:span text:style-name="T4">mixin</text:span> apporte une réponse : elle nous permet de définir différentes règles à appliquer à l’élément l’utilisant, en prenant en entrée différents paramètres permettant de spécifier, par exemple, la largeur de notre bordure, et le <text:span text:style-name="Teletype">radius</text:span> de nos arrondis ;</text:p>
        </text:list-item>
        <text:list-item>
          <text:p text:style-name="P5">le support de la directive <text:span text:style-name="Teletype">@extend</text:span> pour gérer un héritage entre les composants : complémentaire des <text:span text:style-name="T4">mixins</text:span>, <text:span text:style-name="Teletype">@extend</text:span> étend les notions d’héritage. Admettons qu’un élément partage plusieurs styles avec d’autres éléments. Les <text:span text:style-name="T4">mixins</text:span> sont pratiques pour générer des portions de codes ayant une ou plusieurs valeurs variables. En revanche, elle ne permettent pas de mutualiser plusieurs styles, ou difficilement. C’est le rôle d’<text:span text:style-name="Teletype">@extend</text:span>. Cette directive va nous permettre de spécifier qu’un élément utilise les mêmes styles de bordures qu’un élément A, et les mêmes réglages de typo qu’un éléments B, et ainsi de suite… On peut comparer son usage à celui des classes HTML, directement intégré à nos feuilles de style.</text:p>
        </text:list-item>
      </text:list>
      <text:p text:style-name="Standard"/>
      <text:p text:style-name="Standard">Certaines sont en cours de discussion au sein du CSS Working Group au W3C. D’autres, comme <text:span text:style-name="Teletype">@extend</text:span> se montrent clairement dignes d’intérêt, mais sont encore dans les cartons…</text:p>
      <text:p text:style-name="Text_20_body">Les plus vigilants auront déjà repéré que les lacunes que je souligne ici sont avantageusement comblées par les pré-processeurs CSS : SASS, Less et Stylus pour ne citer qu’eux. Ils nous offrent cette souplesse du développement procédural dans un environnement déclaratif pour simplifier et faciliter notre usage de CSS.</text:p>
      <text:h text:style-name="Heading_20_3" text:outline-level="3">Pré-processeurs à la rescousse ?</text:h>
      <text:p text:style-name="Standard">Ils sont de plus en plus utilisés au quotidiens par nombre d’intégrateurs. Ils nous offrent ce que nous attendions de CSS depuis plusieurs années. Ils repoussent les limites du langage vers de nouveaux horizons…</text:p>
      <text:p text:style-name="Text_20_body">Ils sont <text:span text:style-name="T5">les</text:span><text:span text:style-name="T5"> </text:span><text:span text:style-name="T5">pré-processeurs</text:span><text:span text:style-name="T5"> </text:span><text:span text:style-name="T5">CSS</text:span> !</text:p>
      <text:p text:style-name="Text_20_body">Pour reprendre l’introduction de la page d’accueil de <text:a xlink:type="simple" xlink:href="http://sass-lang.com/"><text:span text:style-name="Definition">SASS</text:span></text:a> :</text:p>
      <text:p text:style-name="P4">Sass est une extension à CSS3, ajoutant l’encapsulation des règles, les variables, les <text:span text:style-name="T4">mixins</text:span>, l’héritage de propriétés, et plus encore…</text:p>
      <text:p text:style-name="Standard">Quelle promesse !</text:p>
      <text:p text:style-name="Text_20_body">Alors oui, sans les pré-processeurs, la méthode que je vous présente ici ne peux pas fonctionner, car elle repose sur les 3 éléments précités (variables / <text:span text:style-name="T4">mixins</text:span> / @extend) que n’offre pas encore le langage nativement. Mais il serait abusif de penser que les pré-processeurs sont une réponse ultime. Le problème de désorganisation des CSS ne vient pas de CSS. Le problème ne vient pas du manque de fonctionnalités…</text:p>
      <text:p text:style-name="Text_20_body"><text:soft-page-break/><text:span text:style-name="T5">Le</text:span><text:span text:style-name="T5"> </text:span><text:span text:style-name="T5">problème</text:span><text:span text:style-name="T5"> </text:span><text:span text:style-name="T5">vient</text:span><text:span text:style-name="T5"> </text:span><text:span text:style-name="T5">de</text:span><text:span text:style-name="T5"> </text:span><text:span text:style-name="T5">vous.</text:span></text:p>
      <text:p text:style-name="Text_20_body">L’organisation de votre code repose uniquement sur votre propre organisation, et sur votre faculté à respecter une structure, des règles, un nommage précis et une cohérence donnée. Les pré-processeurs et les <text:span text:style-name="T4">frameworks</text:span> CSS ne sont que des outils dans les mains de l’intégrateur. Ils nécessitent également une grande vigilance : comme tout <text:span text:style-name="T4">process</text:span> automatisé, et même s’ils sont optimisés pour limiter les effets de bord, un usage inconsidéré des pré-processeurs provoquera une prise de poids inconsidérée de votre CSS en sortie, notamment à cause de la redondance de certaines règles. Attention donc à ne pas les considérer comme la réponse ultime.</text:p>
      <text:h text:style-name="Heading_20_3" text:outline-level="3"><text:span text:style-name="T4">We</text:span><text:span text:style-name="T4"> </text:span><text:span text:style-name="T4">are</text:span><text:span text:style-name="T4"> </text:span><text:span text:style-name="T4">legions</text:span></text:h>
      <text:p text:style-name="Standard">Car au début de la conception de cette méthode, il n’y avait pas la volonté de mettre au point la <text:span text:style-name="T4">nouvelle</text:span><text:span text:style-name="T4"> </text:span><text:span text:style-name="T4">librairie</text:span><text:span text:style-name="T4"> </text:span><text:span text:style-name="T4">dont</text:span><text:span text:style-name="T4"> </text:span><text:span text:style-name="T4">personne</text:span><text:span text:style-name="T4"> </text:span><text:span text:style-name="T4">n’allait</text:span><text:span text:style-name="T4"> </text:span><text:span text:style-name="T4">pouvoir</text:span><text:span text:style-name="T4"> </text:span><text:span text:style-name="T4">se</text:span><text:span text:style-name="T4"> </text:span><text:span text:style-name="T4">passer</text:span>®. Il n’y avait même pas la volonté de trouver <text:span text:style-name="T4">une</text:span><text:span text:style-name="T4"> </text:span><text:span text:style-name="T4">méthode</text:span><text:span text:style-name="T4"> </text:span><text:span text:style-name="T4">qui</text:span><text:span text:style-name="T4"> </text:span><text:span text:style-name="T4">fonctionne</text:span><text:span text:style-name="T4"> </text:span><text:span text:style-name="T4">sans</text:span><text:span text:style-name="T4"> </text:span><text:span text:style-name="T4">se</text:span><text:span text:style-name="T4"> </text:span><text:span text:style-name="T4">prendre</text:span><text:span text:style-name="T4"> </text:span><text:span text:style-name="T4">les</text:span><text:span text:style-name="T4"> </text:span><text:span text:style-name="T4">pieds</text:span><text:span text:style-name="T4"> </text:span><text:span text:style-name="T4">dans</text:span><text:span text:style-name="T4"> </text:span><text:span text:style-name="T4">le</text:span><text:span text:style-name="T4"> </text:span><text:span text:style-name="T4">tapis</text:span>™. Au début, il y avait simplement la frustration de constater que, quand on passe derrière un autre intégrateur, ou à plus forte raison qu’on travaille à plusieurs sur le développement <text:span text:style-name="T4">front-end</text:span>, on n’est jamais d’accord.</text:p>
      <text:p text:style-name="Text_20_body">Bien souvent, chacun y va de sa petite recommandation, de sa petite habitude de nommage, de ses petites <text:span text:style-name="T4">fonctions</text:span><text:span text:style-name="T4"> </text:span><text:span text:style-name="T4">super-pratiques-qui-font-gagner-du-temps-tu-vas-voir</text:span>©®™. Si ce n’est pas une recette efficace pour travailler ensemble sur la durée, c’est en tout cas une recette formidable pour pondre un plat de spaghettis.</text:p>
      <text:p text:style-name="Text_20_body">Je développe des sites web depuis 1996 (la première fois via Publisher. Vous pouvez rire, mais quand on y connaît rien, c’était un bon moyen d’obtenir une structure HTML de départ à peut près compatible avec Internet Explorer… et je n’en suis pas fier, à chacun ses casseroles). Je fais partie de ces développeurs travaillant autant en <text:span text:style-name="T4">front</text:span> qu’en <text:span text:style-name="T4">back</text:span>. Et au quotidien, il m’arrive fréquemment de constater que des problèmes rencontrés en développement côté serveur (nommages, développement de librairies, architecture, etc.) et qui finissent par trouver des solutions, se posent souvent en <text:span text:style-name="T4">front</text:span> également mais sont malheureusement souvent plus difficiles à résoudre. Généralement, il s’agit surtout de problèmes structurels, ou d’organisation. Mais là ou les développements sont souvent issus d’un travail collaboratif entre plusieurs développeurs, les intégrations sont souvent le fait d’un unique intervenant.</text:p>
      <text:p text:style-name="Text_20_body">Lorsque nous sommes amenés à travailler sur des projets où plusieurs personnes ont la charge du design et de l’intégration, maintenir à plusieurs une unique feuille de style désorganisée, c’est l’assurance d’effets collatéraux indésirables (vous savez, cette journée entière perdue à tenter de réparer un style qui avait sauté suite à l’intervention d’un collègue).</text:p>
      <text:p text:style-name="Text_20_body">L’idée de découper la structure de présentation en entités modulaires minimise ces risques. Chaque élément d’interface est isolé, fonctionnant comme un élément autonome. Ce découpage va conjointement faciliter la maintenance et l’évolution des styles du-dit composant ; isoler son fonctionnement du reste des éléments de la page pour limiter ses impacts sur la feuille de style globale ; et même permettre aux différents intervenants de se focaliser sur un élément donné plutôt que sur l’ensemble des composants.</text:p>
      <text:p text:style-name="Text_20_body">C’est également un très bon moyen d’appliquer une philosophie DRY (<text:span text:style-name="T4">Don’t</text:span><text:span text:style-name="T4"> </text:span><text:span text:style-name="T4">Repeat</text:span><text:span text:style-name="T4"> </text:span><text:span text:style-name="T4">Yourself</text:span> - Ne vous répétez pas) à vos projets. Derrière cet acronyme se cache une idée simple : chaque portion de code est unique. Si vous ressentez le besoin de dupliquer votre code quelque part à grands coups de <text:span text:style-name="T4">copier-coller</text:span>, alors vous devez pouvoir mutualiser votre code en un unique endroit pour le réutiliser <text:soft-page-break/>à plusieurs reprises (via l’utilisation de fonctions / <text:span text:style-name="T4">mixins</text:span>). Vous vous faciliterez ainsi la maintenance, en n’ayant plus qu’un point d’intervention lors d’une modification, plutôt que de devoir rechercher chaque occurrence du code dans l’ensemble du projet.</text:p>
      <text:p text:style-name="Text_20_body">Car dans le cas d’une équipe d’intégrateurs, on peut pousser le fonctionnement de la méthode suffisamment loin pour que les différents collaborateurs puissent dédier leur efforts à un composant à un instant donné sans avoir nécessairement besoin de connaître le fonctionnement des autres composants de la page. Une vue d’ensemble peut suffire.</text:p>
      <text:h text:style-name="Heading_20_1" text:outline-level="1">À propos de l’auteur</text:h>
      <text:p text:style-name="Standard">Spécimen curieux, mélange d’univers multiples, Matthias Dugué travaille aujourd’hui comme consultant développeur chez Clever Age. Après s’être usé les doigts sur les claviers pendant plusieurs années à contourner les bugs d’IE6, PHP, JavaScript et consorts, il tente de promouvoir un Web de qualité qu’il respecte en admire, en faisant profiter ceux qui le souhaitent de ses expériences passées (et à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5"><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20:50</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6" meta:paragraph-count="42" meta:word-count="1882" meta:character-count="12034" meta:non-whitespace-character-count="10194"/>
  </office:meta>
</office:document-meta>
</file>